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versableGenerator.getAncestors( Traversable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versableGenerator.isExcluded( Traversable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Generator.setup( SourceResolver resolver , Map objectModel , String src , Parameters pa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TraversableGenerator.isIncluded( Traversable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Generator.setNodeAttributes( Traversable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raversableGenerator.addContent( Traversable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versableGenerator.addPath( TraversableSource source , int depth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">
            <text:p text:style-name="Table_20_Contents">9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TraversableGenerator.addAncestorPath( TraversableSource source , Stack ances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versableGenerator.isRoot( Traversable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Gen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versableGenerator.endNode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Generator.startNode( String nodeName , Traversable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versableGener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versableGenerator.compare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versable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versableGenerator.gener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